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583a7" officeooo:paragraph-rsid="001583a7" fo:background-color="#ffff00"/>
    </style:style>
    <style:style style:name="P2" style:family="paragraph" style:parent-style-name="Standard">
      <style:text-properties officeooo:rsid="001583a7" officeooo:paragraph-rsid="001583a7"/>
    </style:style>
    <style:style style:name="P3" style:family="paragraph" style:parent-style-name="Standard">
      <style:text-properties officeooo:rsid="001e17b8" officeooo:paragraph-rsid="001e17b8"/>
    </style:style>
    <style:style style:name="P4" style:family="paragraph" style:parent-style-name="Standard">
      <style:text-properties officeooo:paragraph-rsid="001e17b8"/>
    </style:style>
    <style:style style:name="P5" style:family="paragraph" style:parent-style-name="Standard">
      <style:text-properties officeooo:paragraph-rsid="002f1ab7"/>
    </style:style>
    <style:style style:name="P6" style:family="paragraph" style:parent-style-name="Standard">
      <style:text-properties officeooo:paragraph-rsid="0036038e"/>
    </style:style>
    <style:style style:name="P7" style:family="paragraph" style:parent-style-name="Standard">
      <style:text-properties officeooo:paragraph-rsid="0037c4ac"/>
    </style:style>
    <style:style style:name="P8" style:family="paragraph" style:parent-style-name="Standard">
      <style:text-properties officeooo:paragraph-rsid="00381808"/>
    </style:style>
    <style:style style:name="P9" style:family="paragraph" style:parent-style-name="Standard">
      <style:text-properties officeooo:paragraph-rsid="0038d5aa"/>
    </style:style>
    <style:style style:name="P10" style:family="paragraph" style:parent-style-name="Standard">
      <style:text-properties officeooo:paragraph-rsid="003ba331"/>
    </style:style>
    <style:style style:name="P11" style:family="paragraph" style:parent-style-name="Standard">
      <style:text-properties officeooo:paragraph-rsid="003d9c2b"/>
    </style:style>
    <style:style style:name="P12" style:family="paragraph" style:parent-style-name="Standard">
      <style:text-properties officeooo:paragraph-rsid="003e0df6"/>
    </style:style>
    <style:style style:name="P13" style:family="paragraph" style:parent-style-name="Standard">
      <style:text-properties officeooo:paragraph-rsid="00416a0d"/>
    </style:style>
    <style:style style:name="T1" style:family="text">
      <style:text-properties officeooo:rsid="001f8aa1"/>
    </style:style>
    <style:style style:name="T2" style:family="text">
      <style:text-properties officeooo:rsid="00215c10"/>
    </style:style>
    <style:style style:name="T3" style:family="text">
      <style:text-properties officeooo:rsid="00235160"/>
    </style:style>
    <style:style style:name="T4" style:family="text">
      <style:text-properties officeooo:rsid="00243ba6"/>
    </style:style>
    <style:style style:name="T5" style:family="text">
      <style:text-properties officeooo:rsid="002585f8"/>
    </style:style>
    <style:style style:name="T6" style:family="text">
      <style:text-properties officeooo:rsid="0026b3e8"/>
    </style:style>
    <style:style style:name="T7" style:family="text">
      <style:text-properties officeooo:rsid="00284fb8"/>
    </style:style>
    <style:style style:name="T8" style:family="text">
      <style:text-properties officeooo:rsid="0028f8e8"/>
    </style:style>
    <style:style style:name="T9" style:family="text">
      <style:text-properties officeooo:rsid="001e17b8"/>
    </style:style>
    <style:style style:name="T10" style:family="text">
      <style:text-properties officeooo:rsid="002c0467"/>
    </style:style>
    <style:style style:name="T11" style:family="text">
      <style:text-properties officeooo:rsid="002f1ab7"/>
    </style:style>
    <style:style style:name="T12" style:family="text">
      <style:text-properties officeooo:rsid="0030b694"/>
    </style:style>
    <style:style style:name="T13" style:family="text">
      <style:text-properties officeooo:rsid="0032664e"/>
    </style:style>
    <style:style style:name="T14" style:family="text">
      <style:text-properties officeooo:rsid="0032bfdb"/>
    </style:style>
    <style:style style:name="T15" style:family="text">
      <style:text-properties officeooo:rsid="00346857"/>
    </style:style>
    <style:style style:name="T16" style:family="text">
      <style:text-properties officeooo:rsid="0036038e"/>
    </style:style>
    <style:style style:name="T17" style:family="text">
      <style:text-properties officeooo:rsid="0037c4ac"/>
    </style:style>
    <style:style style:name="T18" style:family="text">
      <style:text-properties officeooo:rsid="00381808"/>
    </style:style>
    <style:style style:name="T19" style:family="text">
      <style:text-properties officeooo:rsid="003a74b3"/>
    </style:style>
    <style:style style:name="T20" style:family="text">
      <style:text-properties officeooo:rsid="003b1b5e"/>
    </style:style>
    <style:style style:name="T21" style:family="text">
      <style:text-properties officeooo:rsid="003ba331"/>
    </style:style>
    <style:style style:name="T22" style:family="text">
      <style:text-properties officeooo:rsid="003d9c2b"/>
    </style:style>
    <style:style style:name="T23" style:family="text">
      <style:text-properties officeooo:rsid="003e0df6"/>
    </style:style>
    <style:style style:name="T24" style:family="text">
      <style:text-properties officeooo:rsid="003e358f"/>
    </style:style>
    <style:style style:name="T25" style:family="text">
      <style:text-properties officeooo:rsid="00416a0d"/>
    </style:style>
    <style:style style:name="T26" style:family="text">
      <style:text-properties officeooo:rsid="004213d1"/>
    </style:style>
    <style:style style:name="T27" style:family="text">
      <style:text-properties officeooo:rsid="0042b6d6"/>
    </style:style>
    <style:style style:name="T28" style:family="text">
      <style:text-properties officeooo:rsid="00435e2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alar sobre a importância do tema</text:p>
      <text:p text:style-name="P1">Falar sobre a definição do tema</text:p>
      <text:p text:style-name="P2">Falar sobre o contexto atual</text:p>
      <text:p text:style-name="P2">Falar sobre os objetivos</text:p>
      <text:p text:style-name="P2">Falar sobre o que vai ser utilizado</text:p>
      <text:p text:style-name="P2">Falar sobre a organização do trabalho</text:p>
      <text:p text:style-name="P2"/>
      <text:p text:style-name="P4"><text:span text:style-name="T9"/></text:p>
      <text:p text:style-name="P3"/>
      <text:p text:style-name="Standard"><text:span text:style-name="T1">Atualmente u</text:span>ma grande quantidade de imagens digitais <text:span text:style-name="T27">estão sendo</text:span><text:span text:style-name="T1"> produzidas e disponibilizadas </text:span>em virtude da popularização d<text:span text:style-name="T1">a internet</text:span> e das câmeras digitais, adicional a este fato, é comum a existência de banco de dados de imagens para determinados contextos, como imagens de ressonâncias médicas, imagens de satélites, imagens de câmeras de segurança e etc. Dada estas coleções de imagens, pode-se desejar agrupa<text:span text:style-name="T28">-las</text:span> segundo determinadas características, por exemplo, pode-se tentar agrupá-las segundo categorias taxonômicas humanas de objetos, ou pelo tipo de iluminação, ou ainda pela presença de determinadas pessoas via identificação de faces, enfim, são inúmeras as possibilidades de características que podem ser utilizadas para agrupar imagens.</text:p>
      <text:p text:style-name="Standard"/>
      <text:p text:style-name="Standard">Agrupamento<text:span text:style-name="T2">s</text:span> de imagens também <text:span text:style-name="T2">são</text:span> mecanismo<text:span text:style-name="T2">s</text:span> comu<text:span text:style-name="T2">ns</text:span> para buscas por similaridade, suponha o caso onde se deseja encontrar imagens semelhantes a uma imagem especifica, sabendo a que grupo esta imagem pertence, pode-se utilizar as imagens que estão no mesmo grupo como resposta da busca, ou no mínimo, como conjunto para uma busca direcionada, evitando que a busca seja executada por todo conjunto de imagens.</text:p>
      <text:p text:style-name="Standard"/>
      <text:p text:style-name="P6"><text:span text:style-name="T20">Definição de c</text:span><text:span text:style-name="T16">lustering de imagens</text:span></text:p>
      <text:p text:style-name="Standard"/>
      <text:p text:style-name="P4"><text:span text:style-name="T9">Clusters de imagens são agrupamentos de imagens digitais segundo determinadas características de similaridade, em geral cores, formas ou textura; o mapeamento deve ocorrer de tal forma que cada classe forneça, essencialmente, as mesmas informações sobre as imagens que a compõem. As técnicas de clustering associadas a mecanismos de classificação podem fornecer um resumo conciso do conteúdo das imagens, podendo ser utilizado para diferentes tarefas relacionadas com a gestão de banco de dados de imagens.</text:span></text:p>
      <text:p text:style-name="P4"><text:span text:style-name="T9"/></text:p>
      <text:p text:style-name="P7"><text:span text:style-name="T17">Trabalhos relacionados</text:span></text:p>
      <text:p text:style-name="P4"><text:span text:style-name="T9"/></text:p>
      <text:p text:style-name="P8"><text:span text:style-name="T11">Pesquisas recentes tem produzido </text:span><text:span text:style-name="T12">técnicas de clustering com bons resultados.</text:span></text:p>
      <text:p text:style-name="P8"><text:span text:style-name="T12"/></text:p>
      <text:p text:style-name="P8"><text:span text:style-name="T4">No trabalho de Goldberger, misturas gaussianas associad</text:span><text:span text:style-name="T5">as</text:span><text:span text:style-name="T4"> ao método estatístico </text:span><text:bookmark text:name="firstHeading"/>Information bottleneck <text:span text:style-name="T4">são utilizados para agrupar imagens segundo </text:span><text:span text:style-name="T5">a distribuição de cores na imagem</text:span><text:span text:style-name="T4">.</text:span></text:p>
      <text:p text:style-name="P8"><text:span text:style-name="T4"/></text:p>
      <text:p text:style-name="P9"><text:span text:style-name="T12">Em</text:span><text:span text:style-name="T5"> Matas , as imagens são agrupadas segundo os objetos 3D da cena, tipicamente prédios, edifícios e outros elementos arquitetônicos, com isso, fotos tiradas num mesmo ponto turístico, por exemplo, são agrupadas na mesma classe. </text:span><text:span text:style-name="T18">O</text:span><text:span text:style-name="T6"> algoritmo trabalha sobre partições das imagens aplicando o método de min-hash para busca de semelhanças, </text:span><text:span text:style-name="T13">os resultados são surpreendentes, </text:span><text:span text:style-name="T14">o algoritmo consegue agrupar as imagens mesmo quando as cenas estão em ângulos e posições muito diferentes</text:span><text:span text:style-name="T13">.</text:span></text:p>
      <text:p text:style-name="P9"><text:span text:style-name="T13"/></text:p>
      <text:p text:style-name="P9"><text:span text:style-name="T7">Moëllic propôs um </text:span><text:span text:style-name="T15">algoritmo</text:span><text:span text:style-name="T7"> para construir classes de imagens rotuladas, </text:span><text:span text:style-name="T8">o algoritmo utiliza o método SNN (Shared Nearest Neighbor) para definir um conjunto de rótulos mais adequado <text:s/></text:span><text:span text:style-name="T13">para</text:span><text:span text:style-name="T8"> determinada imagem, as classes são extraídas destes rótulos. </text:span><text:span text:style-name="T19">T</text:span><text:span text:style-name="T8">estes utilizando o serviço do Flickr demostraram bons resultados.</text:span></text:p>
      <text:p text:style-name="P5"><text:span text:style-name="T8"/></text:p>
      <text:p text:style-name="P10"><text:soft-page-break/><text:span text:style-name="T21">Motivação</text:span></text:p>
      <text:p text:style-name="P10"><text:span text:style-name="T21"/></text:p>
      <text:p text:style-name="P13"><text:span text:style-name="T25">Projetar ou aperfeiçoar técnicas de clustering de imagens é de grande importância para o desenvolvimento de diversas áreas de processamento de dados, tais como </text:span><text:span text:style-name="T26">o gerenciamento de</text:span><text:span text:style-name="T9"> banco de imagens fotográficas, diagnósticos médicos, computação forense e classificação de informações geográficas e de sensoriamento remoto. Esta grande quantidade de possibilidades de uso justificam o crescente interess</text:span><text:span text:style-name="T10">e</text:span><text:span text:style-name="T9"> </text:span><text:span text:style-name="T3">de</text:span><text:span text:style-name="T9"> pesquisa nesta área.</text:span></text:p>
      <text:p text:style-name="P10"><text:span text:style-name="T21"/></text:p>
      <text:p text:style-name="P11"><text:span text:style-name="T22">Objetivos</text:span></text:p>
      <text:p text:style-name="P11"><text:span text:style-name="T22"/></text:p>
      <text:p text:style-name="P12"><text:span text:style-name="T23">Este trabalho tem o objetivo de descrever e demonstrar a viabilidade de um algorítimo não supervisionado de clustering de imagens baseado numa rede neural artificial de Kohonen, utilizando como caracterizadores </text:span><text:span text:style-name="T24">os</text:span><text:span text:style-name="T23"> descritores de Hu <text:s/></text:span><text:span text:style-name="T24">após um processo de binarização da imagem</text:span><text:span text:style-name="T23">. Para alcançar este objetivo, além de toda pesquisa teórica acerca dos métodos utilizados, uma aplicação real foi desenvolvida para testar a validade do algoritmo propos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Title" style:next-style-name="Text_20_body" style:default-outline-level="1" style:list-style-name="" style:class="text">
      <style:text-properties style:font-name="Times New Roman" fo:font-size="24pt" fo:font-weight="bold" style:font-name-asian="DejaVu Sans" style:font-size-asian="24pt" style:font-weight-asian="bold" style:font-name-complex="Lohit Hindi"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erond Salles</meta:initial-creator>
    <meta:creation-date>2012-03-12T16:15:54</meta:creation-date>
    <dc:date>2012-03-14T18:19:00</dc:date>
    <dc:creator>Herond Salles</dc:creator>
    <meta:editing-duration>PT10H22M09S</meta:editing-duration>
    <meta:editing-cycles>34</meta:editing-cycles>
    <meta:generator>OpenOffice.org/3.2$Linux OpenOffice.org_project/320m19$Build-9505</meta:generator>
    <meta:document-statistic meta:table-count="0" meta:image-count="0" meta:object-count="0" meta:page-count="2" meta:paragraph-count="19" meta:word-count="563" meta:character-count="3854"/>
  </office:meta>
</office:document-meta>
</file>